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5983b0" draw:opacity="50%" draw:textarea-horizontal-align="justify" draw:textarea-vertical-align="middle" draw:auto-grow-height="false" fo:min-height="0.04cm" fo:min-width="0cm" draw:shadow-opacity="50%" loext:decorative="false"/>
    </style:style>
    <style:style style:name="gr2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4.408cm" fo:min-width="6.891cm" loext:decorative="false"/>
    </style:style>
    <style:style style:name="gr3" style:family="graphic" style:parent-style-name="standard">
      <style:graphic-properties svg:stroke-color="#000000" draw:fill="solid" draw:fill-color="#2a6099" draw:textarea-horizontal-align="justify" draw:textarea-vertical-align="middle" draw:auto-grow-height="false" fo:min-height="4.294cm" fo:min-width="6.754cm" loext:decorative="false"/>
    </style:style>
    <style:style style:name="gr4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1.414cm" fo:min-width="9.006cm" loext:decorative="false"/>
    </style:style>
    <style:style style:name="gr5" style:family="graphic" style:parent-style-name="standard">
      <style:graphic-properties svg:stroke-color="#b4c7dc" draw:fill="solid" draw:fill-color="#b4c7dc" draw:textarea-horizontal-align="justify" draw:textarea-vertical-align="middle" draw:auto-grow-height="false" fo:min-height="0.009cm" fo:min-width="5.995cm" loext:decorative="false"/>
    </style:style>
    <style:style style:name="gr6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2.169cm" fo:min-width="2.365cm" loext:decorative="false"/>
    </style:style>
    <style:style style:name="gr7" style:family="graphic" style:parent-style-name="standard">
      <style:graphic-properties svg:stroke-color="#9f0202" draw:fill="solid" draw:fill-color="#9f0202"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fo:wrap-option="wrap" loext:decorative="false"/>
    </style:style>
    <style:style style:name="gr10" style:family="graphic" style:parent-style-name="standard">
      <style:graphic-properties svg:stroke-color="#ff0000" draw:fill="solid" draw:fill-color="#c9211e" draw:textarea-horizontal-align="justify" draw:textarea-vertical-align="middle" draw:auto-grow-height="false" fo:min-height="0cm" fo:min-width="0cm" fo:wrap-option="wrap" loext:decorative="false"/>
    </style:style>
    <style:style style:name="gr11" style:family="graphic" style:parent-style-name="standard">
      <style:graphic-properties svg:stroke-color="#069a2e" draw:fill="solid" draw:fill-color="#069a2e" draw:textarea-horizontal-align="justify" draw:textarea-vertical-align="middle" draw:auto-grow-height="false" fo:min-height="0cm" fo:min-width="0cm" fo:wrap-option="wrap" loext:decorative="false"/>
    </style:style>
    <style:style style:name="gr12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2.729cm" loext:decorative="false"/>
    </style:style>
    <style:style style:name="gr13" style:family="graphic" style:parent-style-name="standard">
      <style:graphic-properties svg:stroke-color="#666666" draw:fill="solid" draw:fill-color="#729fcf" draw:textarea-horizontal-align="justify" draw:textarea-vertical-align="middle" draw:auto-grow-height="false" fo:min-height="0cm" fo:min-width="0cm" fo:wrap-option="wrap" loext:decorative="false"/>
    </style:style>
    <style:style style:name="gr14" style:family="graphic" style:parent-style-name="standard">
      <style:graphic-properties draw:fill="solid" draw:fill-color="#8e86ae" draw:textarea-horizontal-align="justify" draw:textarea-vertical-align="middle" draw:auto-grow-height="false" fo:min-height="0cm" fo:min-width="0.877cm" loext:decorative="false"/>
    </style:style>
    <style:style style:name="gr15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1.063cm" loext:decorative="false"/>
    </style:style>
    <style:style style:name="gr16" style:family="graphic" style:parent-style-name="standard">
      <style:graphic-properties svg:stroke-width="0.01cm" svg:stroke-color="#666666" draw:marker-start-width="0.23cm" draw:marker-end-width="0.23cm" draw:fill="solid" draw:fill-color="#999999" draw:textarea-horizontal-align="justify" draw:textarea-vertical-align="middle" draw:auto-grow-height="false" fo:min-height="0cm" fo:min-width="2.362cm" fo:padding-top="0.13cm" fo:padding-bottom="0.13cm" fo:padding-left="0.255cm" fo:padding-right="0.255cm" loext:decorative="false"/>
    </style:style>
    <style:style style:name="gr17" style:family="graphic" style:parent-style-name="standard">
      <style:graphic-properties draw:fill="solid" draw:fill-color="#8e86ae" draw:textarea-horizontal-align="justify" draw:textarea-vertical-align="middle" draw:auto-grow-height="false" fo:min-height="0cm" fo:min-width="0.327cm" loext:decorative="false"/>
    </style:style>
    <style:style style:name="gr18" style:family="graphic" style:parent-style-name="standard">
      <style:graphic-properties draw:fill="solid" draw:fill-color="#8e86ae" draw:textarea-horizontal-align="justify" draw:textarea-vertical-align="middle" draw:auto-grow-height="false" fo:min-height="0.116cm" fo:min-width="1.108cm" loext:decorative="false"/>
    </style:style>
    <style:style style:name="gr19" style:family="graphic" style:parent-style-name="standard">
      <style:graphic-properties draw:fill="solid" draw:fill-color="#8e86ae" draw:textarea-horizontal-align="justify" draw:textarea-vertical-align="middle" draw:auto-grow-height="false" fo:min-height="0.092cm" fo:min-width="0.574cm" loext:decorative="false"/>
    </style:style>
    <style:style style:name="gr20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0.889cm" loext:decorative="false"/>
    </style:style>
    <style:style style:name="gr21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.031cm" fo:min-width="0.869cm" loext:decorative="false"/>
    </style:style>
    <style:style style:name="gr22" style:family="graphic" style:parent-style-name="standard">
      <style:graphic-properties svg:stroke-color="#3faf46" draw:fill="solid" draw:fill-color="#afd095" draw:textarea-horizontal-align="justify" draw:textarea-vertical-align="middle" draw:auto-grow-height="false" fo:min-height="0cm" fo:min-width="0.764cm" loext:decorative="false"/>
    </style:style>
    <style:style style:name="gr23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2.022cm" loext:decorative="false"/>
    </style:style>
    <style:style style:name="gr24" style:family="graphic" style:parent-style-name="standard">
      <style:graphic-properties draw:fill="solid" draw:fill-color="#5983b0" draw:opacity="50%" draw:textarea-horizontal-align="justify" draw:textarea-vertical-align="middle" draw:auto-grow-height="false" fo:min-height="0.034cm" fo:min-width="0cm" draw:shadow-opacity="50%" loext:decorative="false"/>
    </style:style>
    <style:style style:name="gr25" style:family="graphic" style:parent-style-name="standard">
      <style:graphic-properties svg:stroke-color="#cccccc" draw:fill="solid" draw:fill-color="#999999" draw:textarea-horizontal-align="justify" draw:textarea-vertical-align="middle" draw:auto-grow-height="false" fo:min-height="0cm" fo:min-width="0cm" loext:decorative="false"/>
    </style:style>
    <style:style style:name="gr26" style:family="graphic" style:parent-style-name="standard">
      <style:graphic-properties svg:stroke-color="#dddddd" draw:fill="solid" draw:fill-color="#dddddd" draw:textarea-horizontal-align="justify" draw:textarea-vertical-align="middle" draw:auto-grow-height="false" fo:min-height="2.169cm" fo:min-width="1.137cm" loext:decorative="false"/>
    </style:style>
    <style:style style:name="gr27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45cm" fo:min-width="0cm" loext:decorative="false"/>
    </style:style>
    <style:style style:name="gr28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032cm" fo:min-width="0.38cm" loext:decorative="false"/>
    </style:style>
    <style:style style:name="gr29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725cm" fo:min-width="0cm" loext:decorative="false"/>
    </style:style>
    <style:style style:name="gr30" style:family="graphic" style:parent-style-name="standard">
      <style:graphic-properties svg:stroke-color="#808080" draw:fill="solid" draw:fill-color="#808080" draw:textarea-horizontal-align="justify" draw:textarea-vertical-align="middle" draw:auto-grow-height="false" fo:min-height="0.406cm" fo:min-width="0cm" loext:decorative="false"/>
    </style:style>
    <style:style style:name="gr31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0.445cm" fo:min-width="0.788cm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052cm" fo:min-width="0.002cm" loext:decorative="false"/>
    </style:style>
    <style:style style:name="gr34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809cm" fo:min-width="1.732cm" loext:decorative="false"/>
    </style:style>
    <style:style style:name="P1" style:family="paragraph">
      <loext:graphic-properties draw:fill="solid" draw:fill-color="#5983b0" draw:opacity="50%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solid" draw:fill-color="#b4c7dc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P6" style:family="paragraph">
      <loext:graphic-properties draw:fill="solid" draw:fill-color="#9f0202"/>
      <style:paragraph-properties fo:text-align="center"/>
    </style:style>
    <style:style style:name="P7" style:family="paragraph">
      <loext:graphic-properties draw:fill="solid" draw:fill-color="#729fc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c9211e"/>
      <style:paragraph-properties fo:text-align="center"/>
    </style:style>
    <style:style style:name="P10" style:family="paragraph">
      <loext:graphic-properties draw:fill="solid" draw:fill-color="#069a2e"/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</style:style>
    <style:style style:name="P12" style:family="paragraph">
      <loext:graphic-properties draw:fill="solid" draw:fill-color="#8e86ae"/>
      <style:paragraph-properties fo:text-align="center"/>
    </style:style>
    <style:style style:name="P13" style:family="paragraph">
      <loext:graphic-properties draw:fill="solid" draw:fill-color="#afd095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666666"/>
      <style:paragraph-properties fo:text-align="center"/>
    </style:style>
    <style:style style:name="P1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99cm" svg:height="0.29cm" svg:x="5.629cm" svg:y="8.6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95cm" svg:height="5.162cm" svg:x="3.728cm" svg:y="3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7.744cm" svg:height="5.034cm" svg:x="3.806cm" svg:y="3.9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.506cm" svg:height="1.664cm" svg:x="2.923cm" svg:y="9.0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523cm" svg:height="0.287cm" svg:x="4.41cm" svg:y="8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865cm" svg:height="2.419cm" svg:x="5.458cm" svg:y="5.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47cm" svg:height="0.234cm" svg:x="7.979cm" svg:y="5.3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4.756cm" svg:y="8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313cm" svg:height="0.313cm" svg:x="2.975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313cm" svg:height="0.313cm" svg:x="3.375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313cm" svg:height="0.313cm" svg:x="3.775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313cm" svg:height="0.313cm" svg:x="4.175cm" svg:y="9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229cm" svg:height="0.116cm" svg:x="2.969cm" svg:y="9.44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281cm" svg:height="0.275cm" svg:x="4.431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1.397cm" svg:height="0.208cm" svg:x="5.527cm" svg:y="5.8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1.573cm" svg:height="0.119cm" svg:x="6.689cm" svg:y="6.0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2.872cm" svg:height="0.119cm" svg:x="5.451cm" svg:y="7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draw:layer="layout" svg:width="0.847cm" svg:height="0.208cm" svg:x="5.527cm" svg:y="6.3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.646cm" svg:height="0.404cm" svg:x="5.527cm" svg:y="6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11cm" svg:height="0.378cm" svg:x="5.527cm" svg:y="6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3" draw:layer="layout" svg:width="1.399cm" svg:height="0.119cm" svg:x="6.872cm" svg:y="6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draw:layer="layout" svg:width="1.399cm" svg:height="0.311cm" svg:x="6.872cm" svg:y="7.2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1.274cm" svg:height="0.119cm" svg:x="7cm" svg:y="7.1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2.522cm" svg:height="0.233cm" svg:x="5.455cm" svg:y="5.3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5.056cm" svg:y="8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5.356cm" svg:y="8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5.656cm" svg:y="8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5.956cm" svg:y="8.7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235cm" svg:height="0.231cm" svg:x="6.256cm" svg:y="8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01cm" svg:height="0.284cm" svg:x="5.923cm" svg:y="8.6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472cm" svg:height="0.234cm" svg:x="10.425cm" svg:y="8.7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0.274cm" svg:height="0.18cm" draw:transform="rotate (-3.1381019950858) translate (10.334cm 8.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5" draw:layer="layout" svg:width="1.637cm" svg:height="2.419cm" svg:x="8.887cm" svg:y="6.0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47cm" svg:height="0.234cm" svg:x="10.178cm" svg:y="6.0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0.452cm" svg:height="0.325cm" svg:x="8.882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344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807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8.883cm" svg:y="7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345cm" svg:y="7.0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808cm" svg:y="7.0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8.883cm" svg:y="7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345cm" svg:y="7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808cm" svg:y="7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8.884cm" svg:y="7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346cm" svg:y="7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809cm" svg:y="7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0.91cm" svg:height="0.312cm" svg:x="8.885cm" svg:y="8.1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0.452cm" svg:height="0.325cm" svg:x="9.806cm" svg:y="8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0.238cm" svg:height="0.997cm" svg:x="10.272cm" svg:y="7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0.238cm" svg:height="0.678cm" svg:x="10.273cm" svg:y="6.7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.288cm" svg:height="0.695cm" svg:x="8.887cm" svg:y="6.02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0.392cm" svg:height="0.31cm" svg:x="4.198cm" svg:y="4.23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3" draw:text-style-name="P16" draw:layer="layout" svg:width="0.501cm" svg:height="0.376cm" svg:x="4.135cm" svg:y="4.78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135cm" svg:y="5.28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135cm" svg:y="5.78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135cm" svg:y="6.2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735cm" svg:y="4.78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735cm" svg:y="5.28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16" draw:layer="layout" svg:width="0.501cm" svg:height="0.376cm" svg:x="4.739cm" svg:y="4.23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4" draw:text-style-name="P14" draw:layer="layout" svg:width="2.232cm" svg:height="1.059cm" svg:x="10.104cm" svg:y="9.5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Standar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5T20:02:24.919000000</meta:creation-date>
    <dc:date>2024-08-15T20:45:14.022000000</dc:date>
    <meta:editing-duration>PT42M42S</meta:editing-duration>
    <meta:editing-cycles>17</meta:editing-cycles>
    <meta:generator>LibreOffice/7.6.2.1$Windows_X86_64 LibreOffice_project/56f7684011345957bbf33a7ee678afaf4d2ba333</meta:generator>
    <meta:document-statistic meta:object-count="60"/>
  </office:meta>
</office:document-meta>
</file>